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2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31b2f4" officeooo:paragraph-rsid="0031b2f4"/>
    </style:style>
    <style:style style:name="P4" style:family="paragraph" style:parent-style-name="Standard">
      <style:text-properties fo:font-size="9pt" officeooo:rsid="00355b77" officeooo:paragraph-rsid="00355b77" style:font-size-asian="9pt" style:font-size-complex="9pt"/>
    </style:style>
    <style:style style:name="P5" style:family="paragraph" style:parent-style-name="Standard">
      <style:text-properties fo:color="#000000" fo:background-color="#ffffff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30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3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b1d5" officeooo:paragraph-rsid="0034b1d5" style:font-size-asian="10pt" style:font-size-complex="10pt"/>
    </style:style>
    <style:style style:name="P34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font-style="italic" style:text-underline-style="none" officeooo:rsid="0034b1d5" officeooo:paragraph-rsid="0034b1d5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font-style="italic" officeooo:rsid="0034b1d5" officeooo:paragraph-rsid="0034b1d5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3pt" fo:font-style="normal" style:text-underline-style="solid" style:text-underline-width="auto" style:text-underline-color="font-color" fo:font-weight="bold" officeooo:rsid="00341a10" officeooo:paragraph-rsid="00341a10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4pt" fo:font-style="normal" style:text-underline-style="solid" style:text-underline-width="auto" style:text-underline-color="font-color" fo:font-weight="bold" officeooo:rsid="00341a10" officeooo:paragraph-rsid="00341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font-name="DejaVu Sans Mono1" fo:font-size="10pt" fo:background-color="#ffffff" style:font-name-asian="DejaVu Sans Mono2" style:font-size-asian="10pt" style:font-name-complex="DejaVu Sans Mono2"/>
    </style:style>
    <style:style style:name="P39" style:family="paragraph" style:parent-style-name="Standard">
      <style:text-properties fo:color="#000000" style:font-name="Times New Roman" fo:font-size="10pt" fo:background-color="#ffffff" style:font-size-asian="10pt" style:font-size-complex="10pt"/>
    </style:style>
    <style:style style:name="P40" style:family="paragraph" style:parent-style-name="Standard">
      <style:text-properties fo:color="#000000" style:font-name="Times New Roman" fo:font-size="10pt" officeooo:rsid="00341a10" fo:background-color="#ffffff" style:font-size-asian="10pt" style:font-size-complex="10pt"/>
    </style:style>
    <style:style style:name="P41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4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44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5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1a10" officeooo:paragraph-rsid="00341a10" style:font-size-asian="10pt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4pt" fo:font-style="normal" style:text-underline-style="solid" style:text-underline-width="auto" style:text-underline-color="font-color" fo:font-weight="bold" officeooo:rsid="00341a10" officeooo:paragraph-rsid="00382da9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font-style="italic" style:text-underline-style="solid" style:text-underline-width="auto" style:text-underline-color="font-color" fo:font-weight="bold" officeooo:rsid="00341a10" officeooo:paragraph-rsid="00382da9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officeooo:paragraph-rsid="00382da9" fo:background-color="#ffffff"/>
    </style:style>
    <style:style style:name="P49" style:family="paragraph">
      <loext:graphic-properties draw:fill-color="#ffffff"/>
    </style:style>
    <style:style style:name="P5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3bee88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55b77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65755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82da9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bee88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355b77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39f994" style:font-size-asian="10pt" style:font-size-complex="10pt"/>
    </style:style>
    <style:style style:name="T2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Times New Roman" fo:font-size="10pt" fo:font-weight="bold" style:font-size-asian="10pt" style:font-size-complex="10pt"/>
    </style:style>
    <style:style style:name="T2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fo:font-weight="bold"/>
    </style:style>
    <style:style style:name="T28" style:family="text">
      <style:text-properties officeooo:rsid="0036b4fc"/>
    </style:style>
    <style:style style:name="T29" style:family="text">
      <style:text-properties fo:font-weight="bold"/>
    </style:style>
    <style:style style:name="T30" style:family="text">
      <style:text-properties fo:color="#000000" style:font-name="DejaVu Sans Mono1" fo:background-color="#ffffff" loext:char-shading-value="0" style:font-name-asian="DejaVu Sans Mono2" style:font-name-complex="DejaVu Sans Mono2"/>
    </style:style>
    <style:style style:name="T31" style:family="text">
      <style:text-properties fo:color="#000000" style:font-name="DejaVu Sans Mono1" fo:font-weight="bold" fo:background-color="#ffffff" loext:char-shading-value="0" style:font-name-asian="DejaVu Sans Mono2" style:font-weight-asian="bold" style:font-name-complex="DejaVu Sans Mono2"/>
    </style:style>
    <style:style style:name="T32" style:family="text">
      <style:text-properties fo:color="#000000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5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field:fieldmark-start text:name="__Fieldmark__1222_1168441681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8"><text:span text:style-name="T2">Отчёт по лабораторной работе</text:span><text:span text:style-name="T1"> №</text:span><text:span text:style-name="T3"><text:tab/></text:span><text:span text:style-name="T4">10</text:span><text:span text:style-name="T3"><text:tab/></text:span><text:span text:style-name="T1"> по курсу </text:span><text:span text:style-name="T3"><text:tab/>1<text:tab/></text:span></text:p>
            <text:p text:style-name="P9"><text:span text:style-name="T5">студента группы </text:span><text:span text:style-name="T8">102</text:span><text:span text:style-name="T5"> <text:s text:c="2"/></text:span><text:span text:style-name="T7"><text:tab/></text:span><text:span text:style-name="T8">Баталова М.А.</text:span><text:span text:style-name="T7"><text:tab/><text:tab/><text:tab/></text:span><text:span text:style-name="T5">, № по списку <text:s/></text:span><text:span text:style-name="T7"><text:tab/></text:span><text:span text:style-name="T8">3</text:span><text:span text:style-name="T7"><text:tab/></text:span></text:p>
            <text:p text:style-name="P9"><text:span text:style-name="T5">Адреса </text:span><text:span text:style-name="T16">www</text:span><text:span text:style-name="T5">, </text:span><text:span text:style-name="T16">e</text:span><text:span text:style-name="T5">-</text:span><text:span text:style-name="T16">mail</text:span><text:span text:style-name="T5">, </text:span><text:span text:style-name="T16">jabber</text:span><text:span text:style-name="T5">, </text:span><text:span text:style-name="T16">skype</text:span><text:span text:style-name="T5"> </text:span><text:span text:style-name="T7"><text:tab/></text:span><text:span text:style-name="T19">etrymax@gmail.com</text:span><text:span text:style-name="T7"><text:tab/><text:tab/><text:tab/><text:tab/></text:span></text:p>
            <text:p text:style-name="P9"><text:span text:style-name="T5">Работа выполнена: “</text:span><text:span text:style-name="T7"> </text:span><text:span text:style-name="T12">17</text:span><text:span text:style-name="T7"> <text:s text:c="2"/></text:span><text:span text:style-name="T5">“ </text:span><text:span text:style-name="T7"><text:tab/></text:span><text:span text:style-name="T12">но</text:span><text:span text:style-name="T11">ября</text:span><text:span text:style-name="T7"><text:tab/><text:tab/></text:span><text:span text:style-name="T5"> 2018</text:span><text:span text:style-name="T7"><text:tab/></text:span><text:span text:style-name="T5">г.<text:tab/><text:tab/></text:span></text:p>
            <text:p text:style-name="P9"><text:span text:style-name="T5">Преподаватель:</text:span><text:span text:style-name="T7"><text:tab/><text:tab/></text:span><text:span text:style-name="T5"> каф.806 </text:span><text:span text:style-name="T7"><text:tab/>Ефименко Н.А.<text:tab/><text:tab/><text:tab/><text:tab/></text:span></text:p>
            <text:p text:style-name="P9"><text:span text:style-name="T5">Входной контроль знаний с оценкой </text:span><text:span text:style-name="T7"><text:tab/><text:tab/><text:tab/><text:tab/><text:tab/></text:span></text:p>
            <text:p text:style-name="P9"><text:span text:style-name="T5">Отчёт сдан “</text:span><text:span text:style-name="T7"> <text:s text:c="2"/></text:span><text:span text:style-name="T5">“ </text:span><text:span text:style-name="T7"><text:tab/></text:span><text:span text:style-name="T14">ноября</text:span><text:span text:style-name="T7"><text:tab/></text:span><text:span text:style-name="T5"> 2018</text:span><text:span text:style-name="T7"><text:tab/></text:span><text:span text:style-name="T5">г., итоговая оценка </text:span><text:span text:style-name="T7"><text:tab/><text:tab/></text:span></text:p>
            <text:p text:style-name="P9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10"/>
      <text:list xml:id="list7610635856392939993" text:style-name="WWNum1">
        <text:list-item>
          <text:p text:style-name="P42"><text:span text:style-name="T22">Тема</text:span><text:span text:style-name="T5">: <text:s/></text:span><text:span text:style-name="T20">Отл</text:span><text:span text:style-name="T21">а</text:span><text:span text:style-name="T20">дчик системы программирования ОС UNIX</text:span></text:p>
        </text:list-item>
      </text:list>
      <text:p text:style-name="P11"/>
      <text:list xml:id="list200652168608110" text:continue-numbering="true" text:style-name="WWNum1">
        <text:list-item>
          <text:p text:style-name="P43"><text:span text:style-name="T22">Цель работы</text:span><text:span text:style-name="T5">: <text:s/></text:span><text:span text:style-name="T11">Научится </text:span><text:span text:style-name="T15">отлаживать</text:span><text:span text:style-name="T12"> код на СИ</text:span></text:p>
        </text:list-item>
      </text:list>
      <text:p text:style-name="P11"/>
      <text:list xml:id="list200652461938995" text:continue-numbering="true" text:style-name="WWNum1">
        <text:list-item>
          <text:p text:style-name="P41"><text:span text:style-name="T22">Задание</text:span><text:span text:style-name="T5"> (</text:span><text:span text:style-name="T24">вариант №</text:span><text:span text:style-name="T5">): <text:s/></text:span><text:span text:style-name="T6">Отладка</text:span><text:span text:style-name="T12"> программы из ЛР №8</text:span></text:p>
        </text:list-item>
      </text:list>
      <text:p text:style-name="P11"/>
      <text:list xml:id="list200651101002044" text:continue-numbering="true" text:style-name="WWNum1">
        <text:list-item>
          <text:p text:style-name="P41"><text:span text:style-name="T22">Оборудование</text:span><text:span text:style-name="T5"> (</text:span><text:span text:style-name="T24">лабораторное</text:span><text:span text:style-name="T5">):</text:span></text:p>
        </text:list-item>
      </text:list>
      <text:p text:style-name="P24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26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26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Оборудование ПЭВМ студента, если использовалось:</text:p>
      <text:p text:style-name="P26"><text:span text:style-name="T5">Процессор</text:span><text:span text:style-name="T16"> </text:span><text:span text:style-name="T18"><text:tab/>Intel </text:span><text:span text:style-name="T19">pentium n4200</text:span><text:span text:style-name="T16">, </text:span><text:span text:style-name="T5">ОП</text:span><text:span text:style-name="T16"> </text:span><text:span text:style-name="T19">5900</text:span><text:span text:style-name="T16"> </text:span><text:span text:style-name="T5">МБ</text:span><text:span text:style-name="T16">, </text:span><text:span text:style-name="T5">НМД</text:span><text:span text:style-name="T16"> </text:span><text:span text:style-name="T19">5.7</text:span><text:span text:style-name="T18"><text:tab/></text:span><text:span text:style-name="T16"> </text:span><text:span text:style-name="T17">ГБ</text:span><text:span text:style-name="T16">. </text:span><text:span text:style-name="T5">Монитор </text:span><text:span text:style-name="T7"><text:tab/></text:span><text:span text:style-name="T18">TFT</text:span><text:span text:style-name="T7">, встроенный<text:tab/></text:span></text:p>
      <text:p text:style-name="P26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/>
      <text:list xml:id="list200651190712312" text:continue-numbering="true" text:style-name="WWNum1">
        <text:list-item>
          <text:p text:style-name="P41"><text:span text:style-name="T22">Программное обеспечение</text:span><text:span text:style-name="T5"> (</text:span><text:span text:style-name="T24">лабораторное</text:span><text:span text:style-name="T5">):</text:span></text:p>
        </text:list-item>
      </text:list>
      <text:p text:style-name="P24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24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4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4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24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4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31">Программное обеспечение ЭВМ студента, если использовалось:</text:p>
      <text:p text:style-name="P24"><text:span text:style-name="T5">Операционная система семейства </text:span><text:span text:style-name="T7"><text:tab/></text:span><text:span text:style-name="T18">UNIX</text:span><text:span text:style-name="T7"><text:tab/></text:span><text:span text:style-name="T5">, наименование </text:span><text:span text:style-name="T7"><text:tab/></text:span><text:span text:style-name="T19">Debian</text:span><text:span text:style-name="T7"><text:tab/></text:span><text:span text:style-name="T5"> версия </text:span><text:span text:style-name="T7"><text:tab/></text:span><text:span text:style-name="T8">9.5</text:span><text:span text:style-name="T7"><text:tab/></text:span></text:p>
      <text:p text:style-name="P24"><text:span text:style-name="T5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5"> версия </text:span><text:span text:style-name="T7"><text:tab/></text:span><text:span text:style-name="T8">4.4.12</text:span><text:span text:style-name="T7"><text:tab/><text:tab/></text:span></text:p>
      <text:p text:style-name="P24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24"><text:span text:style-name="T5">Редактор текстов </text:span><text:span text:style-name="T7"><text:tab/><text:tab/></text:span><text:span text:style-name="T19">nano</text:span><text:span text:style-name="T7"><text:tab/><text:tab/><text:tab/><text:tab/><text:tab/><text:tab/></text:span><text:span text:style-name="T5"> версия </text:span><text:span text:style-name="T7"><text:tab/></text:span><text:span text:style-name="T18"> <text:s text:c="2"/></text:span><text:span text:style-name="T7"><text:tab/></text:span></text:p>
      <text:p text:style-name="P24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24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9"/>
      <text:p text:style-name="P29"/>
      <text:p text:style-name="P29"/>
      <text:p text:style-name="P29"/>
      <text:p text:style-name="P29"/>
      <text:p text:style-name="P29"/>
      <text:list xml:id="list200651597612893" text:continue-numbering="true" text:style-name="WWNum1">
        <text:list-item>
          <text:p text:style-name="P41"><text:span text:style-name="T22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45"/>
                      <text:p text:style-name="P45"/>
                    </text:list-header>
                  </text:list>
                </text:list-item>
              </text:list>
            </text:list-item>
          </text:list>
        </text:list-item>
      </text:list>
      <text:p text:style-name="P46"><text:soft-page-break/>Ошибка препоцессора </text:p>
      <text:p text:style-name="P47"/>
      <text:p text:style-name="P38">#include &lt;stdio.h&gt;</text:p>
      <text:p text:style-name="Standard">#inclide &lt;sd&gt;</text:p>
      <text:p text:style-name="Standard"><text:span text:style-name="T31">int </text:span><text:span text:style-name="T30">factor(</text:span><text:span text:style-name="T31">int </text:span><text:span text:style-name="T30">n) {</text:span></text:p>
      <text:p text:style-name="Standard"><text:span text:style-name="T32"><text:s text:c="4"/></text:span><text:span text:style-name="T31">return </text:span><text:span text:style-name="T30">n == 1 ? 1 : factor(n - 1)*n;</text:span></text:p>
      <text:p text:style-name="Standard">}</text:p>
      <text:p text:style-name="Standard"><text:span text:style-name="T31">int </text:span><text:span text:style-name="T30">main() {</text:span></text:p>
      <text:p text:style-name="Standard"><text:span text:style-name="T32"><text:s text:c="4"/></text:span><text:span text:style-name="T31">int </text:span><text:span text:style-name="T30">n;</text:span></text:p>
      <text:p text:style-name="Standard"><text:span text:style-name="T32"><text:s text:c="4"/></text:span><text:span text:style-name="T31">for </text:span><text:span text:style-name="T30">(</text:span><text:span text:style-name="T31">int </text:span><text:span text:style-name="T30">i = 1; i &lt;= 15; ++i) {</text:span></text:p>
      <text:p text:style-name="Standard"><text:span text:style-name="T32"><text:s text:c="8"/></text:span><text:span text:style-name="T30">printf("%d %d\n",i, factor(i));</text:span></text:p>
      <text:p text:style-name="Standard"><text:span text:style-name="T32"><text:s text:c="4"/></text:span><text:span text:style-name="T30">}</text:span></text:p>
      <text:p text:style-name="Standard"><text:s text:c="4"/></text:p>
      <text:p text:style-name="Standard">} <text:s/></text:p>
      <text:p text:style-name="P48"><text:s text:c="53"/></text:p>
      <text:p text:style-name="P36">Ошибка компилятора</text:p>
      <text:p text:style-name="P40">#include &lt;stdio.h&gt;</text:p>
      <text:p text:style-name="P5"><text:span text:style-name="T29">int </text:span>factor(<text:span text:style-name="T29">int </text:span>n) {</text:p>
      <text:p text:style-name="P5"><text:s text:c="4"/><text:span text:style-name="T27">return </text:span><text:span text:style-name="T26">n == 1 ? 1 : factor(n - 1)*n;</text:span></text:p>
      <text:p text:style-name="P5">}</text:p>
      <text:p text:style-name="P5"><text:span text:style-name="T29">int </text:span>main() {</text:p>
      <text:p text:style-name="P5"><text:s text:c="4"/><text:span text:style-name="T27">int </text:span><text:span text:style-name="T26">n;</text:span></text:p>
      <text:p text:style-name="P5"><text:s text:c="4"/><text:span text:style-name="T27">for </text:span><text:span text:style-name="T26">(</text:span><text:span text:style-name="T27">int </text:span><text:span text:style-name="T26">i = 1; i &lt;= 15; ++i) {</text:span></text:p>
      <text:p text:style-name="P5"><text:s text:c="8"/><text:span text:style-name="T26">printf("%d %d\n",i, factor(i));</text:span></text:p>
      <text:p text:style-name="P5"><text:s text:c="4"/><text:span text:style-name="T26">}</text:span></text:p>
      <text:p text:style-name="P5"><text:s text:c="4"/><text:span text:style-name="T26">a=5;</text:span></text:p>
      <text:p text:style-name="P5">}</text:p>
      <text:p text:style-name="P5"/>
      <text:p text:style-name="P5"/>
      <text:p text:style-name="P37">Ошибка <text:span text:style-name="T28">линкинга</text:span></text:p>
      <text:p text:style-name="P37"/>
      <text:p text:style-name="P34">link.c</text:p>
      <text:p text:style-name="P34"/>
      <text:p text:style-name="P5"><text:span text:style-name="T23">int </text:span><text:span text:style-name="T5">a() {</text:span></text:p>
      <text:p text:style-name="P5"><text:s text:c="4"/><text:span text:style-name="T27">return </text:span><text:span text:style-name="T26">5;</text:span></text:p>
      <text:p text:style-name="P5">}</text:p>
      <text:p text:style-name="P5"/>
      <text:p text:style-name="P5"/>
      <text:p text:style-name="P35">factor.c</text:p>
      <text:p text:style-name="P33"/>
      <text:p text:style-name="P39">#include &lt;stdio.h&gt;</text:p>
      <text:p text:style-name="P5">#include "link.c"</text:p>
      <text:p text:style-name="P5"><text:span text:style-name="T29">int </text:span>factor(<text:span text:style-name="T29">int </text:span>n) {</text:p>
      <text:p text:style-name="P5"><text:s text:c="4"/><text:span text:style-name="T27">return </text:span><text:span text:style-name="T26">n == 1 ? 1 : factor(n - 1)*n;</text:span></text:p>
      <text:p text:style-name="P5">}</text:p>
      <text:p text:style-name="P5"><text:span text:style-name="T29">int </text:span>main() {</text:p>
      <text:p text:style-name="P5"><text:s text:c="4"/><text:span text:style-name="T27">int </text:span><text:span text:style-name="T26">n;</text:span></text:p>
      <text:p text:style-name="P5"><text:s text:c="4"/><text:span text:style-name="T27">for </text:span><text:span text:style-name="T26">(</text:span><text:span text:style-name="T27">int </text:span><text:span text:style-name="T26">i = 1; i &lt;= 15; ++i) {</text:span></text:p>
      <text:p text:style-name="P5"><text:s text:c="8"/><text:span text:style-name="T26">printf("%d %d\n",i, factor(i));</text:span></text:p>
      <text:p text:style-name="P5"><text:s text:c="4"/><text:span text:style-name="T26">}</text:span></text:p>
      <text:p text:style-name="P5">}</text:p>
      <text:p text:style-name="P5"/>
      <text:p text:style-name="P5"/>
      <text:p text:style-name="P33">etryfly@etryfly:~/CLionProjects/untitled/lab10$ gcc -c factor.c </text:p>
      <text:p text:style-name="P33">etryfly@etryfly:~/CLionProjects/untitled/lab10$ ls</text:p>
      <text:p text:style-name="P33"><text:soft-page-break/>factor.c <text:s/>factor.o <text:s/>link.c</text:p>
      <text:p text:style-name="P33">etryfly@etryfly:~/CLionProjects/untitled/lab10$ gcc -c link.c</text:p>
      <text:p text:style-name="P33">etryfly@etryfly:~/CLionProjects/untitled/lab10$ gcc link.o factor.o</text:p>
      <text:p text:style-name="P33">factor.o: In function `a':</text:p>
      <text:p text:style-name="P33">factor.c:(.text+0x0): multiple definition of `a'</text:p>
      <text:p text:style-name="P33">link.o:link.c:(.text+0x0): first defined here</text:p>
      <text:p text:style-name="P33">collect2: error: ld returned 1 exit status</text:p>
      <text:p text:style-name="P33"/>
      <text:list xml:id="list200651531261925" text:continue-numbering="true" text:style-name="WWNum1">
        <text:list-item>
          <text:p text:style-name="P41"><text:span text:style-name="T22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6"/>
      <text:p text:style-name="P22"><text:span text:style-name="T5">Допущен к выполнению работы. Подпись преподавателя </text:span><text:span text:style-name="T7"><text:tab/><text:tab/><text:tab/><text:tab/></text:span></text:p>
      <text:p text:style-name="P12"/>
      <text:p text:style-name="P12"/>
      <text:p text:style-name="P15"/>
      <text:p text:style-name="P17"/>
      <text:p text:style-name="P17"/>
      <text:p text:style-name="P17"/>
      <text:list xml:id="list200652458640332" text:continue-numbering="true" text:style-name="WWNum1">
        <text:list-item>
          <text:p text:style-name="P41"><text:span text:style-name="T22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3"/>
      <text:p text:style-name="P3"/>
      <text:p text:style-name="P4"/>
      <text:p text:style-name="P4">etryfly@etryfly:~/CLionProjects/untitled/lab10$ gcc -g factor.c</text:p>
      <text:p text:style-name="P4">etryfly@etryfly:~/CLionProjects/untitled/lab10$ ls</text:p>
      <text:p text:style-name="P4">a.out <text:s/>factor.c <text:s/>factor.o <text:s/>link.c <text:s/>link.o</text:p>
      <text:p text:style-name="P4">etryfly@etryfly:~/CLionProjects/untitled/lab10$ gdb a.out</text:p>
      <text:p text:style-name="P4">GNU gdb (Debian 7.12-6) 7.12.0.20161007-git</text:p>
      <text:p text:style-name="P4">Copyright (C) 2016 Free Software Foundation, Inc.</text:p>
      <text:p text:style-name="P4">License GPLv3+: GNU GPL version 3 or later &lt;http://gnu.org/licenses/gpl.html&gt;</text:p>
      <text:p text:style-name="P4">This is free software: you are free to change and redistribute it.</text:p>
      <text:p text:style-name="P4">There is NO WARRANTY, to the extent permitted by law. <text:s/>Type "show copying"</text:p>
      <text:p text:style-name="P4">and "show warranty" for details.</text:p>
      <text:p text:style-name="P4">This GDB was configured as "x86_64-linux-gnu".</text:p>
      <text:p text:style-name="P4">Type "show configuration" for configuration details.</text:p>
      <text:p text:style-name="P4">For bug reporting instructions, please see:</text:p>
      <text:p text:style-name="P4">&lt;http://www.gnu.org/software/gdb/bugs/&gt;.</text:p>
      <text:p text:style-name="P4">Find the GDB manual and other documentation resources online at:</text:p>
      <text:p text:style-name="P4">&lt;http://www.gnu.org/software/gdb/documentation/&gt;.</text:p>
      <text:p text:style-name="P4">For help, type "help".</text:p>
      <text:p text:style-name="P4">Type "apropos word" to search for commands related to "word"...</text:p>
      <text:p text:style-name="P4">Reading symbols from a.out...done.</text:p>
      <text:p text:style-name="P4">(gdb) list</text:p>
      <text:p text:style-name="P4">1<text:tab/>#include &lt;stdio.h&gt;</text:p>
      <text:p text:style-name="P4">2<text:tab/></text:p>
      <text:p text:style-name="P4">3<text:tab/></text:p>
      <text:p text:style-name="P4">4<text:tab/>int factor(int n) {</text:p>
      <text:p text:style-name="P4">5<text:tab/> <text:s text:c="3"/>return n == 1 ? 1 : factor(n - 1)*n;</text:p>
      <text:p text:style-name="P4">6<text:tab/>}</text:p>
      <text:p text:style-name="P4">7<text:tab/></text:p>
      <text:p text:style-name="P4">8<text:tab/>int main() {</text:p>
      <text:p text:style-name="P4">9<text:tab/> <text:s text:c="3"/>int n;</text:p>
      <text:p text:style-name="P4">10<text:tab/> <text:s text:c="3"/>for (int i = 1; i &lt;= 15; ++i) {</text:p>
      <text:p text:style-name="P4">(gdb) list</text:p>
      <text:p text:style-name="P4">11<text:tab/> <text:s text:c="7"/>printf("%d %d\n",i, factor(i));</text:p>
      <text:p text:style-name="P4">12<text:tab/> <text:s text:c="3"/>}</text:p>
      <text:p text:style-name="P4"><text:soft-page-break/>13<text:tab/></text:p>
      <text:p text:style-name="P4">14<text:tab/>}</text:p>
      <text:p text:style-name="P4">15<text:tab/></text:p>
      <text:p text:style-name="P4">(gdb) run</text:p>
      <text:p text:style-name="P4">Starting program: /home/etryfly/CLionProjects/untitled/lab10/a.out </text:p>
      <text:p text:style-name="P4">1 1</text:p>
      <text:p text:style-name="P4">2 2</text:p>
      <text:p text:style-name="P4">3 6</text:p>
      <text:p text:style-name="P4">4 24</text:p>
      <text:p text:style-name="P4">5 120</text:p>
      <text:p text:style-name="P4">6 720</text:p>
      <text:p text:style-name="P4">7 5040</text:p>
      <text:p text:style-name="P4">8 40320</text:p>
      <text:p text:style-name="P4">9 362880</text:p>
      <text:p text:style-name="P4">10 3628800</text:p>
      <text:p text:style-name="P4">11 39916800</text:p>
      <text:p text:style-name="P4">12 479001600</text:p>
      <text:p text:style-name="P4">13 1932053504</text:p>
      <text:p text:style-name="P4">14 1278945280</text:p>
      <text:p text:style-name="P4">15 2004310016</text:p>
      <text:p text:style-name="P4">[Inferior 1 (process 14915) exited normally]</text:p>
      <text:p text:style-name="P4">(gdb) break 5</text:p>
      <text:p text:style-name="P4">Breakpoint 1 at 0x5555555546bb: file factor.c, line 5.</text:p>
      <text:p text:style-name="P4">(gdb) run</text:p>
      <text:p text:style-name="P4">Starting program: /home/etryfly/CLionProjects/untitled/lab10/a.out </text:p>
      <text:p text:style-name="P4"/>
      <text:p text:style-name="P4">Breakpoint 1, factor (n=1) at factor.c:5</text:p>
      <text:p text:style-name="P4">5<text:tab/> <text:s text:c="3"/>return n == 1 ? 1 : factor(n - 1)*n;</text:p>
      <text:p text:style-name="P4">(gdb) step</text:p>
      <text:p text:style-name="P4">6<text:tab/>}</text:p>
      <text:p text:style-name="P4">(gdb) step</text:p>
      <text:p text:style-name="P4">1 1</text:p>
      <text:p text:style-name="P4">main () at factor.c:10</text:p>
      <text:p text:style-name="P4">10<text:tab/> <text:s text:c="3"/>for (int i = 1; i &lt;= 15; ++i) {</text:p>
      <text:p text:style-name="P4">(gdb) </text:p>
      <text:p text:style-name="P4">11<text:tab/> <text:s text:c="7"/>printf("%d %d\n",i, factor(i));</text:p>
      <text:p text:style-name="P4">(gdb) </text:p>
      <text:p text:style-name="P4"/>
      <text:p text:style-name="P4">Breakpoint 1, factor (n=2) at factor.c:5</text:p>
      <text:p text:style-name="P4">5<text:tab/> <text:s text:c="3"/>return n == 1 ? 1 : factor(n - 1)*n;</text:p>
      <text:p text:style-name="P4">(gdb) </text:p>
      <text:p text:style-name="P4"/>
      <text:p text:style-name="P4">Breakpoint 1, factor (n=1) at factor.c:5</text:p>
      <text:p text:style-name="P4">5<text:tab/> <text:s text:c="3"/>return n == 1 ? 1 : factor(n - 1)*n;</text:p>
      <text:p text:style-name="P4">(gdb) </text:p>
      <text:p text:style-name="P4">6<text:tab/>}</text:p>
      <text:p text:style-name="P4">(gdb) </text:p>
      <text:p text:style-name="P4">6<text:tab/>}</text:p>
      <text:p text:style-name="P4">(gdb) </text:p>
      <text:p text:style-name="P4">2 2</text:p>
      <text:p text:style-name="P4">main () at factor.c:10</text:p>
      <text:p text:style-name="P4">10<text:tab/> <text:s text:c="3"/>for (int i = 1; i &lt;= 15; ++i) {</text:p>
      <text:p text:style-name="P4">(gdb) </text:p>
      <text:p text:style-name="P4">11<text:tab/> <text:s text:c="7"/>printf("%d %d\n",i, factor(i));</text:p>
      <text:p text:style-name="P4">(gdb) print i</text:p>
      <text:p text:style-name="P4">$1 = 3</text:p>
      <text:p text:style-name="P4">(gdb) print n</text:p>
      <text:p text:style-name="P4">$2 = &lt;optimized out&gt;</text:p>
      <text:p text:style-name="P4">(gdb) </text:p>
      <text:p text:style-name="P4">$3 = &lt;optimized out&gt;</text:p>
      <text:p text:style-name="P4">(gdb) </text:p>
      <text:p text:style-name="P4">$4 = &lt;optimized out&gt;</text:p>
      <text:p text:style-name="P4">(gdb) </text:p>
      <text:p text:style-name="P4">$5 = &lt;optimized out&gt;</text:p>
      <text:p text:style-name="P4">(gdb) step</text:p>
      <text:p text:style-name="P4"/>
      <text:p text:style-name="P4">Breakpoint 1, factor (n=3) at factor.c:5</text:p>
      <text:p text:style-name="P4">5<text:tab/> <text:s text:c="3"/>return n == 1 ? 1 : factor(n - 1)*n;</text:p>
      <text:p text:style-name="P4">(gdb) </text:p>
      <text:p text:style-name="P4"/>
      <text:p text:style-name="P4">Breakpoint 1, factor (n=2) at factor.c:5</text:p>
      <text:p text:style-name="P4">5<text:tab/> <text:s text:c="3"/>return n == 1 ? 1 : factor(n - 1)*n;</text:p>
      <text:p text:style-name="P4"><text:soft-page-break/>(gdb) </text:p>
      <text:p text:style-name="P4"/>
      <text:p text:style-name="P4">Breakpoint 1, factor (n=1) at factor.c:5</text:p>
      <text:p text:style-name="P4">5<text:tab/> <text:s text:c="3"/>return n == 1 ? 1 : factor(n - 1)*n;</text:p>
      <text:p text:style-name="P4">(gdb) </text:p>
      <text:p text:style-name="P4">6<text:tab/>}</text:p>
      <text:p text:style-name="P4">(gdb) </text:p>
      <text:p text:style-name="P4">6<text:tab/>}</text:p>
      <text:p text:style-name="P4">(gdb) </text:p>
      <text:p text:style-name="P4">6<text:tab/>}</text:p>
      <text:p text:style-name="P4">(gdb) </text:p>
      <text:p text:style-name="P4">3 6</text:p>
      <text:p text:style-name="P4">main () at factor.c:10</text:p>
      <text:p text:style-name="P4">10<text:tab/> <text:s text:c="3"/>for (int i = 1; i &lt;= 15; ++i) {</text:p>
      <text:p text:style-name="P4">(gdb) </text:p>
      <text:p text:style-name="P4">11<text:tab/> <text:s text:c="7"/>printf("%d %d\n",i, factor(i));</text:p>
      <text:p text:style-name="P4">(gdb) </text:p>
      <text:p text:style-name="P4"/>
      <text:p text:style-name="P4">Breakpoint 1, factor (n=4) at factor.c:5</text:p>
      <text:p text:style-name="P4">5<text:tab/> <text:s text:c="3"/>return n == 1 ? 1 : factor(n - 1)*n;</text:p>
      <text:p text:style-name="P4">(gdb) print n</text:p>
      <text:p text:style-name="P4">$6 = 4</text:p>
      <text:p text:style-name="P4">(gdb) </text:p>
      <text:p text:style-name="P23"/>
      <text:p text:style-name="P1"/>
      <text:p text:style-name="P20"/>
      <text:list xml:id="list200651942983552" text:continue-numbering="true" text:style-name="WWNum1">
        <text:list-item>
          <text:p text:style-name="P44"><text:span text:style-name="T22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</table:table-row>
      </table:table>
      <text:p text:style-name="P13"/>
      <text:list xml:id="list200652609046748" text:continue-numbering="true" text:style-name="WWNum1">
        <text:list-item>
          <text:p text:style-name="P41"><text:span text:style-name="T5">Замечание автора по существу работы </text:span><text:span text:style-name="T9">Замечаний нет</text:span></text:p>
        </text:list-item>
      </text:list>
      <text:p text:style-name="P28"/>
      <text:list xml:id="list200651377235116" text:continue-numbering="true" text:style-name="WWNum1">
        <text:list-item>
          <text:p text:style-name="P41"><text:span text:style-name="T5">Выводы <text:s/></text:span><text:span text:style-name="T7"><text:tab/></text:span><text:span text:style-name="T9">В ходе работы научился </text:span><text:span text:style-name="T12">дебажить программы на языке </text:span><text:span text:style-name="T13">СИ</text:span></text:p>
        </text:list-item>
      </text:list>
      <text:p text:style-name="P28"/>
      <text:p text:style-name="P25"><text:soft-page-break/><text:span text:style-name="T5">Недочеты, допущенные при выполнении задания, могут быть устранены следующим образом </text:span><text:span text:style-name="T7"><text:tab/></text:span></text:p>
      <text:p text:style-name="P25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32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 Mono2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21T20:06:50.272837498</dc:date>
    <meta:print-date>2006-09-06T14:56:00</meta:print-date>
    <meta:editing-cycles>28</meta:editing-cycles>
    <meta:editing-duration>PT2H59M10S</meta:editing-duration>
    <meta:generator>LibreOffice/5.2.7.2$Linux_X86_64 LibreOffice_project/20m0$Build-2</meta:generator>
    <meta:document-statistic meta:table-count="2" meta:image-count="1" meta:object-count="0" meta:page-count="6" meta:paragraph-count="228" meta:word-count="999" meta:character-count="6809" meta:non-whitespace-character-count="5418"/>
    <meta:user-defined meta:name="Operator">comp</meta:user-defined>
  </office:meta>
</office:document-meta>
</file>